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32pt" style:font-size-asian="32pt" style:font-size-complex="32pt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Liberation Sans2" fo:font-size="32pt" style:font-size-asian="32pt" style:font-name-complex="Liberation Sans2" style:font-size-complex="32pt"/>
    </style:style>
    <style:style style:name="T2" style:family="text">
      <style:text-properties fo:color="#cc0000" style:font-name="Liberation Sans2" fo:font-size="32pt" style:font-size-asian="32pt" style:font-name-complex="Liberation Sans2" style:font-size-complex="32pt"/>
    </style:style>
    <style:style style:name="T3" style:family="text">
      <style:text-properties fo:color="#000000" style:font-name="Liberation Sans2" fo:font-size="28pt" style:font-size-asian="28pt" style:font-name-complex="Liberation Sans2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6.084cm" svg:height="22.073cm" svg:x="0cm" svg:y="0cm" svg:viewBox="0 0 26085 22074" draw:points="0,0 26085,0 26085,22074 0,22074">
          <text:p/>
        </draw:polygon>
        <draw:polygon draw:style-name="gr2" draw:text-style-name="P2" draw:layer="layout" svg:width="8.001cm" svg:height="2.794cm" svg:x="3.386cm" svg:y="7.711cm" svg:viewBox="0 0 8002 2795" draw:points="4002,2795 0,2795 0,0 8002,0 8002,2795">
          <text:p/>
        </draw:polygon>
        <draw:frame draw:style-name="gr3" draw:text-style-name="P4" draw:layer="layout" svg:width="2.462cm" svg:height="1.267cm" svg:x="6.156cm" svg:y="8.475cm">
          <draw:text-box>
            <text:p text:style-name="P3"><text:span text:style-name="T1">0x12</text:span></text:p>
          </draw:text-box>
        </draw:frame>
        <draw:frame draw:style-name="gr3" draw:text-style-name="P4" draw:layer="layout" svg:width="1.128cm" svg:height="1.267cm" svg:x="1.887cm" svg:y="8.38cm">
          <draw:text-box>
            <text:p text:style-name="P3"><text:span text:style-name="T1">0</text:span></text:p>
          </draw:text-box>
        </draw:frame>
        <draw:polygon draw:style-name="gr2" draw:text-style-name="P2" draw:layer="layout" svg:width="8.001cm" svg:height="2.794cm" svg:x="3.386cm" svg:y="10.509cm" svg:viewBox="0 0 8002 2795" draw:points="4002,2795 0,2795 0,0 8002,0 8002,2795">
          <text:p/>
        </draw:polygon>
        <draw:frame draw:style-name="gr3" draw:text-style-name="P4" draw:layer="layout" svg:width="15.627cm" svg:height="1.267cm" svg:x="5.786cm" svg:y="2.143cm">
          <draw:text-box>
            <text:p text:style-name="P3"><text:span text:style-name="T1">store </text:span><text:span text:style-name="T2">0x12345678</text:span><text:span text:style-name="T1"> at address </text:span><text:span text:style-name="T2">0</text:span></text:p>
          </draw:text-box>
        </draw:frame>
        <draw:frame draw:style-name="gr3" draw:text-style-name="P4" draw:layer="layout" svg:width="2.462cm" svg:height="1.267cm" svg:x="6.156cm" svg:y="11.276cm">
          <draw:text-box>
            <text:p text:style-name="P3"><text:span text:style-name="T1">0x34</text:span></text:p>
          </draw:text-box>
        </draw:frame>
        <draw:polygon draw:style-name="gr2" draw:text-style-name="P2" draw:layer="layout" svg:width="8.001cm" svg:height="2.794cm" svg:x="3.386cm" svg:y="13.31cm" svg:viewBox="0 0 8002 2795" draw:points="4002,2795 0,2795 0,0 8002,0 8002,2795">
          <text:p/>
        </draw:polygon>
        <draw:frame draw:style-name="gr3" draw:text-style-name="P4" draw:layer="layout" svg:width="1.128cm" svg:height="1.267cm" svg:x="1.887cm" svg:y="11.181cm">
          <draw:text-box>
            <text:p text:style-name="P3"><text:span text:style-name="T1">1</text:span></text:p>
          </draw:text-box>
        </draw:frame>
        <draw:frame draw:style-name="gr3" draw:text-style-name="P4" draw:layer="layout" svg:width="2.462cm" svg:height="1.267cm" svg:x="6.156cm" svg:y="14.077cm">
          <draw:text-box>
            <text:p text:style-name="P3"><text:span text:style-name="T1">0x56</text:span></text:p>
          </draw:text-box>
        </draw:frame>
        <draw:polygon draw:style-name="gr2" draw:text-style-name="P2" draw:layer="layout" svg:width="8.001cm" svg:height="2.794cm" svg:x="3.386cm" svg:y="16.111cm" svg:viewBox="0 0 8002 2795" draw:points="4002,2795 0,2795 0,0 8002,0 8002,2795">
          <text:p/>
        </draw:polygon>
        <draw:frame draw:style-name="gr3" draw:text-style-name="P4" draw:layer="layout" svg:width="1.128cm" svg:height="1.267cm" svg:x="1.887cm" svg:y="13.982cm">
          <draw:text-box>
            <text:p text:style-name="P3"><text:span text:style-name="T1">2</text:span></text:p>
          </draw:text-box>
        </draw:frame>
        <draw:frame draw:style-name="gr3" draw:text-style-name="P4" draw:layer="layout" svg:width="2.462cm" svg:height="1.267cm" svg:x="6.156cm" svg:y="16.875cm">
          <draw:text-box>
            <text:p text:style-name="P3"><text:span text:style-name="T1">0x78</text:span></text:p>
          </draw:text-box>
        </draw:frame>
        <draw:polygon draw:style-name="gr2" draw:text-style-name="P2" draw:layer="layout" svg:width="8.001cm" svg:height="2.794cm" svg:x="15.783cm" svg:y="7.711cm" svg:viewBox="0 0 8002 2795" draw:points="4004,2795 0,2795 0,0 8002,0 8002,2795">
          <text:p/>
        </draw:polygon>
        <draw:frame draw:style-name="gr3" draw:text-style-name="P4" draw:layer="layout" svg:width="1.128cm" svg:height="1.267cm" svg:x="1.887cm" svg:y="16.78cm">
          <draw:text-box>
            <text:p text:style-name="P3"><text:span text:style-name="T1">3</text:span></text:p>
          </draw:text-box>
        </draw:frame>
        <draw:frame draw:style-name="gr3" draw:text-style-name="P4" draw:layer="layout" svg:width="2.462cm" svg:height="1.267cm" svg:x="18.556cm" svg:y="8.475cm">
          <draw:text-box>
            <text:p text:style-name="P3"><text:span text:style-name="T1">0x78</text:span></text:p>
          </draw:text-box>
        </draw:frame>
        <draw:polygon draw:style-name="gr2" draw:text-style-name="P2" draw:layer="layout" svg:width="8.001cm" svg:height="2.794cm" svg:x="15.783cm" svg:y="10.509cm" svg:viewBox="0 0 8002 2795" draw:points="4004,2795 0,2795 0,0 8002,0 8002,2795">
          <text:p/>
        </draw:polygon>
        <draw:frame draw:style-name="gr3" draw:text-style-name="P4" draw:layer="layout" svg:width="1.128cm" svg:height="1.267cm" svg:x="14.288cm" svg:y="8.38cm">
          <draw:text-box>
            <text:p text:style-name="P3"><text:span text:style-name="T1">0</text:span></text:p>
          </draw:text-box>
        </draw:frame>
        <draw:frame draw:style-name="gr3" draw:text-style-name="P4" draw:layer="layout" svg:width="2.462cm" svg:height="1.267cm" svg:x="18.556cm" svg:y="11.276cm">
          <draw:text-box>
            <text:p text:style-name="P3"><text:span text:style-name="T1">0x56</text:span></text:p>
          </draw:text-box>
        </draw:frame>
        <draw:polygon draw:style-name="gr2" draw:text-style-name="P2" draw:layer="layout" svg:width="8.001cm" svg:height="2.794cm" svg:x="15.783cm" svg:y="13.31cm" svg:viewBox="0 0 8002 2795" draw:points="4004,2795 0,2795 0,0 8002,0 8002,2795">
          <text:p/>
        </draw:polygon>
        <draw:frame draw:style-name="gr3" draw:text-style-name="P4" draw:layer="layout" svg:width="1.128cm" svg:height="1.267cm" svg:x="14.288cm" svg:y="11.181cm">
          <draw:text-box>
            <text:p text:style-name="P3"><text:span text:style-name="T1">1</text:span></text:p>
          </draw:text-box>
        </draw:frame>
        <draw:frame draw:style-name="gr3" draw:text-style-name="P4" draw:layer="layout" svg:width="2.462cm" svg:height="1.267cm" svg:x="18.556cm" svg:y="14.077cm">
          <draw:text-box>
            <text:p text:style-name="P3"><text:span text:style-name="T1">0x34</text:span></text:p>
          </draw:text-box>
        </draw:frame>
        <draw:polygon draw:style-name="gr2" draw:text-style-name="P2" draw:layer="layout" svg:width="8.001cm" svg:height="2.794cm" svg:x="15.783cm" svg:y="16.111cm" svg:viewBox="0 0 8002 2795" draw:points="4004,2795 0,2795 0,0 8002,0 8002,2795">
          <text:p/>
        </draw:polygon>
        <draw:frame draw:style-name="gr3" draw:text-style-name="P4" draw:layer="layout" svg:width="1.128cm" svg:height="1.267cm" svg:x="14.288cm" svg:y="13.982cm">
          <draw:text-box>
            <text:p text:style-name="P3"><text:span text:style-name="T1">2</text:span></text:p>
          </draw:text-box>
        </draw:frame>
        <draw:frame draw:style-name="gr3" draw:text-style-name="P4" draw:layer="layout" svg:width="2.462cm" svg:height="1.267cm" svg:x="18.556cm" svg:y="16.875cm">
          <draw:text-box>
            <text:p text:style-name="P3"><text:span text:style-name="T1">0x12</text:span></text:p>
          </draw:text-box>
        </draw:frame>
        <draw:frame draw:style-name="gr3" draw:text-style-name="P4" draw:layer="layout" svg:width="1.128cm" svg:height="1.267cm" svg:x="14.288cm" svg:y="16.78cm">
          <draw:text-box>
            <text:p text:style-name="P3"><text:span text:style-name="T1">3</text:span></text:p>
          </draw:text-box>
        </draw:frame>
        <draw:frame draw:style-name="gr4" draw:text-style-name="P5" draw:layer="layout" svg:width="4.57cm" svg:height="1.102cm" svg:x="5.094cm" svg:y="5.95cm">
          <draw:text-box>
            <text:p text:style-name="P3"><text:span text:style-name="T3">big endian</text:span></text:p>
          </draw:text-box>
        </draw:frame>
        <draw:frame draw:style-name="gr4" draw:text-style-name="P5" draw:layer="layout" svg:width="5.01cm" svg:height="1.102cm" svg:x="17.395cm" svg:y="5.95cm">
          <draw:text-box>
            <text:p text:style-name="P3"><text:span text:style-name="T3">little end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6.07cm" fo:page-height="22.0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18:13:54.982137709</dc:date>
    <meta:editing-duration>PT17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